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label.class</text:p>
          </table:table-cell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|qH~82uY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3c{B8U_x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~Nw45n(G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.46uqCF~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7cXJ|.o2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SQ5d{*6g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5U)E!7hl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4oE!G6x_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D1tw-[M8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T5Q.#8mh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5i.GX&amp;2h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9L5tE=_q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Mq*3)j6N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JA@er1-3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71v(aFO.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?crCU.17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Fu8%?Ji2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-}2oFJ6n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7Dt-{2Km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r63Y~|yV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LM^#z1x2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Sv=3+B9p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13_RqVp.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B)b+42fI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KD#5e&amp;6n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ejW3.5X&amp;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6%qu{2ZV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.Xy8!t7J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fm48Z(A)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Zu8_jN7@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R9&amp;cPk1.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kC@96uT)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1kf_|ET9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WnD.p78)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i8nUS*7^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^c4zU~T8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ViPn7+2{</text:p>
          </table:table-cell>
        </table:table-row>
        <table:table-row table:style-name="ro1">
          <table:table-cell office:value-type="string">
            <text:p>Informatika X-1</text:p>
          </table:table-cell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]rQV*8y9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U_h6p(1R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5HbdG[#7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_Y2X#r4b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S@4_3Rko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|e%i9B5H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y71#V_Fn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(Ux1+mZ3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L4bS7y{*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4R#w8.oK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4xtX!?9B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F6&amp;-Xc1e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B}S3ac4*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Ak~W7[q5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9n4(eBI.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-5Bbk9.D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e9Q{Nc]1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9jPs7?S|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l-?h59RK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Y.3n7s[U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7c#v5ST]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LP}m2g7[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1idO9A*+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YueH[49^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1E3n=rQ*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Zp.x4(1I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(i81O+Ky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mL{Dy[63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@}E7tj8M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8+1PswU&amp;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DR3mb%2~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#1Ug4M(j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d28H!Z{h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tL#7m4O}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j|3~Ty9L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sc?*8TK7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23Bo[Cn_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ZI)a6^5r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g}64&amp;ATl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thM8{|F9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fUwT@36_</text:p>
          </table:table-cell>
        </table:table-row>
        <table:table-row table:style-name="ro1">
          <table:table-cell office:value-type="string">
            <text:p>Informatika X-2</text:p>
          </table:table-cell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Dh74#(Pa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]sH#71fP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#vaM2~E8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J?}17Cai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4P9fc)&amp;R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z+k6Y1Q%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{bO35*oI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+(4oB7Cj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7*xDXl3|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1B{.p9yR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O+=1Lr8v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oV@1w[E5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{V37Ri?w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*2U5tZ[x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3[oBM7v)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5?j2S=zT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2?SivL_6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Sq{m_59N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6sp%2L^S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C2!6kQ=w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58p&amp;b?KE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y1bV3E=#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6*Kt~l9E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9y2d^#IL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@1+Xg2lU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5&amp;4D-frZ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9ZhA}]8u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|uY2i1C{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{NH8?r1s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)I9e4y%A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_bs]2F5L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73x?ZzX~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-ya76F#W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1Vr#8vI-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^Z1{L9zs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h-1YM3^s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r3-M7P^c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ChH}8u?9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e2+uZY?6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9FNg=z]4</text:p>
          </table:table-cell>
        </table:table-row>
        <table:table-row table:style-name="ro1">
          <table:table-cell office:value-type="string">
            <text:p>Informatika X-3</text:p>
          </table:table-cell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m1_+OnY9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%#9yT1aO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A{+4s3fM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#7}ZeyG3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@A3{xnZ6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q+@9Pp4O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6~_lBxK9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8Swx5K#!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dQR8=5(s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#6gZ8cS!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w~1#s7YF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wGJu]2*3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)7O&amp;Jr6h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_?F1S4pa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_P82Xdm[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H]Q=h1c7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(PT5m3-s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m]*ZI69g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y#CBp64&amp;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zH%Q58)f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6V{4!xAf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z-5w!RF1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4.Ir[A8o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4mN%v3@O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6qu4{M)X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iM+8q1P*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Q_A32~uk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E5^xBr9.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J9&amp;2o}bS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v7z?|LX6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(-i52NuI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F7*v-Ip1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6^W%cSa4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Mf~)4x8R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3@xZsA6(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=SKf6r4#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r_Lv.61M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%|cJ9U1b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@L9hw!R3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-1w*6xKD</text:p>
          </table:table-cell>
        </table:table-row>
        <table:table-row table:style-name="ro1">
          <table:table-cell office:value-type="string">
            <text:p>Informatika X-4</text:p>
          </table:table-cell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t|&amp;F3Q1p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ZKm{85l_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~2Bup%1H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u5][DWp3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VnT^1f-6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.Ynz5(X7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Bmc*9S]2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7hA@eU_3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9.Sk3[Gg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5qS#O}j9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2RH6cb&amp;+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|kZ1W=e3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NP!1(l6i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uL&amp;Y%52o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KN41!}nt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8reFO~[7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)1sLTi[2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]RS+48un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8Z{6?erG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29jl?O*R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xyQ[65=I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4q*K)R3b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y]RD8_5h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x8rP2[C_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X+iv8M[3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[W8=wp5J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n&amp;u87JX!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t7U+k?2N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S*~9oW3s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qX4~+U6h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9VuoX?)1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6Ti*o7D~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]j5Y@w3S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@e6|YF8r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7BF-1ab{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Fe8{#g6K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r=9Z4J.z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T_X#u4l7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9D){fs5C</text:p>
          </table:table-cell>
        </table:table-row>
        <table:table-row table:style-name="ro1">
          <table:table-cell office:value-type="string">
            <text:p>Informatika X-5</text:p>
          </table:table-cell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W#A7yo2-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